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482cm" fo:min-width="12.2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3.052cm" fo:min-width="9.152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9.402cm" fo:min-width="9.152cm"/>
    </style:style>
    <style:style style:name="gr4" style:family="graphic" style:parent-style-name="standard">
      <style:graphic-properties draw:fill-color="#66ff99" draw:textarea-horizontal-align="justify" draw:textarea-vertical-align="middle" draw:auto-grow-height="false" fo:min-height="1.02cm" fo:min-width="7.374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766cm" fo:min-width="4.834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512cm" fo:min-width="2.0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12cm" fo:min-width="2.802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0.512cm" fo:min-width="2.802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28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66ff99"/>
      <style:paragraph-properties fo:text-align="center"/>
    </style:style>
    <style:style style:name="P4" style:family="paragraph">
      <loext:graphic-properties draw:fill-color="#ffcc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286cm" svg:x="1.4cm" svg:y="0.762cm" presentation:class="title" presentation:user-transformed="true">
          <draw:text-box>
            <text:p>Add two numbers</text:p>
          </draw:text-box>
        </draw:frame>
        <draw:custom-shape draw:style-name="gr1" draw:text-style-name="P1" draw:layer="layout" svg:width="12.7cm" svg:height="14.732cm" svg:x="7.874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2cm" svg:height="3.302cm" svg:x="29.464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9.652cm" svg:x="29.464cm" svg:y="15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74cm" svg:height="1.27cm" svg:x="29.464cm" svg:y="0.254cm">
          <text:p text:style-name="P1">Add 2 number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34cm" svg:height="1.016cm" svg:x="29.464cm" svg:y="1.778cm">
          <text:p text:style-name="P1">JavaScrp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0.762cm" svg:x="29.464cm" svg:y="3.048cm">
          <text:p text:style-name="P1">Num 1: 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302cm" svg:height="0.762cm" svg:x="29.464cm" svg:y="4.064cm">
          <text:p text:style-name="P1">Input 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0.762cm" svg:x="29.464cm" svg:y="5.334cm">
          <text:p text:style-name="P1">Num 2: 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302cm" svg:height="0.762cm" svg:x="29.464cm" svg:y="6.35cm">
          <text:p text:style-name="P1">Input 2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81cm" svg:height="1.27cm" svg:x="29.464cm" svg:y="7.366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0.762cm" svg:x="29.464cm" svg:y="8.89cm">
          <text:p text:style-name="P1">Total 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302cm" svg:height="0.762cm" svg:x="29.464cm" svg:y="10.668cm">
          <text:p text:style-name="P1">Answ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6:47:57.197340382</meta:creation-date>
    <dc:date>2017-04-28T00:46:39.332637457</dc:date>
    <meta:editing-duration>PT11M28S</meta:editing-duration>
    <meta:editing-cycles>4</meta:editing-cycles>
    <meta:generator>LibreOffice/5.1.6.2$Linux_X86_64 LibreOffice_project/10m0$Build-2</meta:generator>
    <meta:document-statistic meta:object-count="36"/>
  </office:meta>
</office:document-meta>
</file>